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220" calcext:value-type="float">
            <text:p>13220</text:p>
          </table:table-cell>
          <table:table-cell table:formula="of:=[.B1]-[.$B$8]" office:value-type="float" office:value="-6480" calcext:value-type="float">
            <text:p>-6480</text:p>
          </table:table-cell>
          <table:table-cell table:formula="of:=[.C1]/[.A1]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4090" calcext:value-type="float">
            <text:p>14090</text:p>
          </table:table-cell>
          <table:table-cell table:formula="of:=[.B2]-[.$B$8]" office:value-type="float" office:value="-5610" calcext:value-type="float">
            <text:p>-5610</text:p>
          </table:table-cell>
          <table:table-cell table:formula="of:=[.C2]/[.A2]" office:value-type="float" office:value="1602.85714285714" calcext:value-type="float">
            <text:p>1602.857142857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855" calcext:value-type="float">
            <text:p>14855</text:p>
          </table:table-cell>
          <table:table-cell table:formula="of:=[.B3]-[.$B$8]" office:value-type="float" office:value="-4845" calcext:value-type="float">
            <text:p>-4845</text:p>
          </table:table-cell>
          <table:table-cell table:formula="of:=[.C3]/[.A3]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5695" calcext:value-type="float">
            <text:p>15695</text:p>
          </table:table-cell>
          <table:table-cell table:formula="of:=[.B4]-[.$B$8]" office:value-type="float" office:value="-4005" calcext:value-type="float">
            <text:p>-4005</text:p>
          </table:table-cell>
          <table:table-cell table:formula="of:=[.C4]/[.A4]"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470" calcext:value-type="float">
            <text:p>16470</text:p>
          </table:table-cell>
          <table:table-cell table:formula="of:=[.B5]-[.$B$8]" office:value-type="float" office:value="-3230" calcext:value-type="float">
            <text:p>-3230</text:p>
          </table:table-cell>
          <table:table-cell table:formula="of:=[.C5]/[.A5]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7390" calcext:value-type="float">
            <text:p>17390</text:p>
          </table:table-cell>
          <table:table-cell table:formula="of:=[.B6]-[.$B$8]" office:value-type="float" office:value="-2310" calcext:value-type="float">
            <text:p>-2310</text:p>
          </table:table-cell>
          <table:table-cell table:formula="of:=[.C6]/[.A6]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070" calcext:value-type="float">
            <text:p>18070</text:p>
          </table:table-cell>
          <table:table-cell table:formula="of:=[.B7]-[.$B$8]" office:value-type="float" office:value="-1630" calcext:value-type="float">
            <text:p>-1630</text:p>
          </table:table-cell>
          <table:table-cell table:formula="of:=[.C7]/[.A7]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00" calcext:value-type="float">
            <text:p>19700</text:p>
          </table:table-cell>
          <table:table-cell table:formula="of:=([.B7]+[.B9])/2" office:value-type="float" office:value="19715" calcext:value-type="float">
            <text:p>197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60" calcext:value-type="float">
            <text:p>21360</text:p>
          </table:table-cell>
          <table:table-cell table:formula="of:=[.B9]-[.$B$8]" office:value-type="float" office:value="1660" calcext:value-type="float">
            <text:p>1660</text:p>
          </table:table-cell>
          <table:table-cell table:formula="of:=[.C9]/[.A9]"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035" calcext:value-type="float">
            <text:p>22035</text:p>
          </table:table-cell>
          <table:table-cell table:formula="of:=[.B10]-[.$B$8]" office:value-type="float" office:value="2335" calcext:value-type="float">
            <text:p>2335</text:p>
          </table:table-cell>
          <table:table-cell table:formula="of:=[.C10]/[.A10]" office:value-type="float" office:value="1556.66666666667" calcext:value-type="float">
            <text:p>1556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80" calcext:value-type="float">
            <text:p>22980</text:p>
          </table:table-cell>
          <table:table-cell table:formula="of:=[.B11]-[.$B$8]" office:value-type="float" office:value="3280" calcext:value-type="float">
            <text:p>3280</text:p>
          </table:table-cell>
          <table:table-cell table:formula="of:=[.C11]/[.A11]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700" calcext:value-type="float">
            <text:p>23700</text:p>
          </table:table-cell>
          <table:table-cell table:formula="of:=[.B12]-[.$B$8]" office:value-type="float" office:value="4000" calcext:value-type="float">
            <text:p>4000</text:p>
          </table:table-cell>
          <table:table-cell table:formula="of:=[.C12]/[.A12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570" calcext:value-type="float">
            <text:p>24570</text:p>
          </table:table-cell>
          <table:table-cell table:formula="of:=[.B13]-[.$B$8]" office:value-type="float" office:value="4870" calcext:value-type="float">
            <text:p>4870</text:p>
          </table:table-cell>
          <table:table-cell table:formula="of:=[.C13]/[.A13]" office:value-type="float" office:value="1623.33333333333" calcext:value-type="float">
            <text:p>1623.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5320" calcext:value-type="float">
            <text:p>25320</text:p>
          </table:table-cell>
          <table:table-cell table:formula="of:=[.B14]-[.$B$8]" office:value-type="float" office:value="5620" calcext:value-type="float">
            <text:p>5620</text:p>
          </table:table-cell>
          <table:table-cell table:formula="of:=[.C14]/[.A14]" office:value-type="float" office:value="1605.71428571429" calcext:value-type="float">
            <text:p>1605.7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20" calcext:value-type="float">
            <text:p>26220</text:p>
          </table:table-cell>
          <table:table-cell table:formula="of:=[.B15]-[.$B$8]" office:value-type="float" office:value="6520" calcext:value-type="float">
            <text:p>6520</text:p>
          </table:table-cell>
          <table:table-cell table:formula="of:=[.C15]/[.A15]" office:value-type="float" office:value="1630" calcext:value-type="float">
            <text:p>1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3.6.2$Linux_X86_64 LibreOffice_project/430$Build-2</meta:generator>
    <dc:date>2015-03-10T16:40:31.385655929</dc:date>
    <dc:creator>Felix Kurtz</dc:creator>
    <meta:editing-duration>PT1H21M18S</meta:editing-duration>
    <meta:editing-cycles>8</meta:editing-cycles>
    <meta:document-statistic meta:table-count="1" meta:cell-count="59" meta:object-count="0"/>
  </office:meta>
</office:document-meta>
</file>